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aab43" officeooo:paragraph-rsid="003aab43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0" style:family="paragraph" style:parent-style-name="Standard">
      <style:text-properties fo:color="#0000ff" style:font-name="Times New Roman" officeooo:rsid="002d81ce" officeooo:paragraph-rsid="002d81ce" style:font-name-complex="Times New Roman"/>
    </style:style>
    <style:style style:name="P11" style:family="paragraph" style:parent-style-name="Standard">
      <style:text-properties fo:color="#0000ff" style:font-name="Times New Roman" officeooo:rsid="002dfbc4" officeooo:paragraph-rsid="002dfbc4" style:font-name-complex="Times New Roman"/>
    </style:style>
    <style:style style:name="P12" style:family="paragraph" style:parent-style-name="Standard">
      <style:text-properties fo:color="#0000ff" style:font-name="Times New Roman" officeooo:rsid="002fb9a6" officeooo:paragraph-rsid="002fb9a6" style:font-name-complex="Times New Roman"/>
    </style:style>
    <style:style style:name="P13" style:family="paragraph" style:parent-style-name="Standard">
      <style:text-properties fo:color="#0000ff" style:font-name="Times New Roman" officeooo:rsid="003aab43" officeooo:paragraph-rsid="003aab43" style:font-name-complex="Times New Roman"/>
    </style:style>
    <style:style style:name="P14" style:family="paragraph" style:parent-style-name="Standard">
      <style:text-properties fo:color="#0000ff" style:font-name="Times New Roman" officeooo:rsid="003bd381" officeooo:paragraph-rsid="003bd381" style:font-name-complex="Times New Roman"/>
    </style:style>
    <style:style style:name="P15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16" style:family="paragraph" style:parent-style-name="Standard">
      <style:text-properties fo:color="#0000ff" style:font-name="Times New Roman" officeooo:rsid="002d81ce" officeooo:paragraph-rsid="002d81ce" style:font-name-complex="Arial" style:font-size-complex="12pt"/>
    </style:style>
    <style:style style:name="P17" style:family="paragraph" style:parent-style-name="Standard">
      <style:text-properties fo:color="#0000ff" style:font-name="Times New Roman" officeooo:rsid="003aab43" officeooo:paragraph-rsid="003aab43" style:font-name-complex="Arial" style:font-size-complex="12pt"/>
    </style:style>
    <style:style style:name="P18" style:family="paragraph" style:parent-style-name="Standard">
      <style:text-properties fo:font-weight="bold" style:font-weight-asian="bold" style:font-name-complex="Arial" style:font-size-complex="12pt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22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23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25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P26" style:family="paragraph" style:parent-style-name="Standard">
      <style:text-properties fo:color="#0000ff" style:font-name="Times New Roman" officeooo:rsid="0044f1e1" officeooo:paragraph-rsid="0044f1e1" style:font-name-complex="Arial" style:font-size-complex="12pt"/>
    </style:style>
    <style:style style:name="P27" style:family="paragraph" style:parent-style-name="Standard">
      <style:text-properties fo:color="#0000ff" style:font-name="Times New Roman" officeooo:rsid="003bd381" officeooo:paragraph-rsid="0044f1e1" style:font-name-complex="Times New Roman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15eba"/>
    </style:style>
    <style:style style:name="T12" style:family="text">
      <style:text-properties officeooo:rsid="002422e6"/>
    </style:style>
    <style:style style:name="T13" style:family="text">
      <style:text-properties officeooo:rsid="00254a77"/>
    </style:style>
    <style:style style:name="T14" style:family="text">
      <style:text-properties officeooo:rsid="0028ba5f"/>
    </style:style>
    <style:style style:name="T15" style:family="text">
      <style:text-properties officeooo:rsid="002aa356"/>
    </style:style>
    <style:style style:name="T16" style:family="text">
      <style:text-properties officeooo:rsid="002ca666"/>
    </style:style>
    <style:style style:name="T17" style:family="text">
      <style:text-properties officeooo:rsid="002d81ce"/>
    </style:style>
    <style:style style:name="T18" style:family="text">
      <style:text-properties officeooo:rsid="002e18d5"/>
    </style:style>
    <style:style style:name="T19" style:family="text">
      <style:text-properties officeooo:rsid="00343630"/>
    </style:style>
    <style:style style:name="T20" style:family="text">
      <style:text-properties officeooo:rsid="0035a72c"/>
    </style:style>
    <style:style style:name="T21" style:family="text">
      <style:text-properties officeooo:rsid="0036003f"/>
    </style:style>
    <style:style style:name="T22" style:family="text">
      <style:text-properties officeooo:rsid="00366b21"/>
    </style:style>
    <style:style style:name="T23" style:family="text">
      <style:text-properties officeooo:rsid="0036988d"/>
    </style:style>
    <style:style style:name="T24" style:family="text">
      <style:text-properties officeooo:rsid="003aab43"/>
    </style:style>
    <style:style style:name="T25" style:family="text">
      <style:text-properties officeooo:rsid="0052d5f0"/>
    </style:style>
    <style:style style:name="T26" style:family="text">
      <style:text-properties officeooo:rsid="003d2409"/>
    </style:style>
    <style:style style:name="T27" style:family="text">
      <style:text-properties officeooo:rsid="0041fd16"/>
    </style:style>
    <style:style style:name="T28" style:family="text">
      <style:text-properties officeooo:rsid="00431c24"/>
    </style:style>
    <style:style style:name="T29" style:family="text">
      <style:text-properties officeooo:rsid="0044f1e1"/>
    </style:style>
    <style:style style:name="T30" style:family="text">
      <style:text-properties officeooo:rsid="0046cf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9">Test Case Report</text:h>
      <text:p text:style-name="P6">(<text:span text:style-name="T11">Koristite po jedan primerak ovoga za svaki test case</text:span>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9">G<text:span text:style-name="T12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3">Nivo testiranja</text:span>:</text:p>
          </table:table-cell>
          <table:table-cell table:style-name="Table1.B2" table:number-columns-spanned="3" office:value-type="string">
            <text:p text:style-name="Standard"><field:fieldmark text:name="__Fieldmark__4156_1551603428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4160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4168_1551603428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4176_1551603428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4184_1551603428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4192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4200_1551603428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4208_155160342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4220_1551603428" field:type="vnd.oasis.opendocument.field.FORMCHECKBOX"><field:param field:name="Checkbox_HelpText" field:value=""/><field:param field:name="Checkbox_Name" field:value="Check3"/></field:fieldmark><text:span text:style-name="T7">Pilot </text:span><text:span text:style-name="T8">testiranje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4">Datum testiranja</text:span>:</text:p>
          </table:table-cell>
          <table:table-cell table:style-name="Table1.B3" office:value-type="string">
            <text:p text:style-name="P8">31/01/2017</text:p>
          </table:table-cell>
          <table:table-cell table:style-name="Table1.A2" office:value-type="string">
            <text:p text:style-name="P18"><text:span text:style-name="T14">Sistemsko vreme (ako ima bilo kakve veze)</text:span>:</text:p>
          </table:table-cell>
          <table:table-cell table:style-name="Table1.D3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18">Tester:</text:p>
          </table:table-cell>
          <table:table-cell table:style-name="Table1.B4" office:value-type="string">
            <text:p text:style-name="P8">T.G.</text:p>
          </table:table-cell>
          <table:table-cell table:style-name="Table1.A2" office:value-type="string">
            <text:p text:style-name="P18"><text:span text:style-name="T15">Broj t</text:span>est <text:span text:style-name="T15">c</text:span>ase-<text:span text:style-name="T15">a</text:span>:</text:p>
          </table:table-cell>
          <table:table-cell table:style-name="Table1.D4" office:value-type="string">
            <text:p text:style-name="P8">TC-00<text:span text:style-name="T30">2</text:span></text:p>
          </table:table-cell>
        </table:table-row>
        <table:table-row table:style-name="Table1.1">
          <table:table-cell table:style-name="Table1.A2" office:value-type="string">
            <text:p text:style-name="P18"><text:span text:style-name="T15">Opis t</text:span>est <text:span text:style-name="T15">c</text:span>ase-<text:span text:style-name="T15">a</text:span>:</text:p>
          </table:table-cell>
          <table:table-cell table:style-name="Table1.B5" table:number-columns-spanned="3" office:value-type="string">
            <text:p text:style-name="P26">Promena datuma ispitnog roka (majsko-oktobarskog)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Re<text:span text:style-name="T15">zultati</text:span>:</text:p>
          </table:table-cell>
          <table:table-cell table:style-name="Table1.B6" office:value-type="string">
            <text:p text:style-name="Standard"><field:fieldmark text:name="__Fieldmark__4284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4292_155160342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18"><text:span text:style-name="T15">Idintifikator bug-a koji testiramo (ako postoji i ako ima veze)</text:span>:</text:p>
          </table:table-cell>
          <table:table-cell table:style-name="Table1.D6" office:value-type="string">
            <text:p text:style-name="P9">Jedinstveni identifikator bug-a.</text:p>
          </table:table-cell>
        </table:table-row>
        <table:table-row table:style-name="Table1.1">
          <table:table-cell table:style-name="Table1.A1" table:number-columns-spanned="4" office:value-type="string">
            <text:p text:style-name="P20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6">Zahtev (obično iz specifikacije) koji se testira</text:span>:</text:p>
          </table:table-cell>
          <table:table-cell table:style-name="Table1.B8" table:number-columns-spanned="3" office:value-type="string">
            <text:p text:style-name="P17">#REQ 00<text:span text:style-name="T29">2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7">Uloge i odgovornosti</text:span>:</text:p>
          </table:table-cell>
          <table:table-cell table:style-name="Table1.B9" table:number-columns-spanned="3" office:value-type="string">
            <text:p text:style-name="P13">TG/TD4 I predavaci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7">Procedura za podešavanje</text:span>:</text:p>
          </table:table-cell>
          <table:table-cell table:style-name="Table1.B10" table:number-columns-spanned="3" office:value-type="string">
            <text:p text:style-name="P16">- <text:span text:style-name="T24">Proveriti da li funkcionise pristup bazi podataka</text:span></text:p>
            <text:p text:style-name="P16">- <text:span text:style-name="T24">Otvoriti terminal (CTRL + ALT + T)</text:span></text:p>
            <text:p text:style-name="P16">- <text:span text:style-name="T24">Pokrenuti program sa mvn I gulp metodom</text:span></text:p>
            <text:p text:style-name="P16">- <text:span text:style-name="T24">Uveriti se da je browser pokrenuo web aplikaciju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7">Procedura za zaustavljanje</text:span>:</text:p>
          </table:table-cell>
          <table:table-cell table:style-name="Table1.B11" table:number-columns-spanned="3" office:value-type="string">
            <text:p text:style-name="P10">- <text:span text:style-name="T24">Kliknuti na dugme za odjavu</text:span></text:p>
            <text:p text:style-name="P10">- <text:span text:style-name="T24">CTRL + C u terminali</text:span></text:p>
            <text:p text:style-name="P10"><text:soft-page-break/>- <text:span text:style-name="T24">Iskljuciti browser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1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Hardware:</text:p>
          </table:table-cell>
          <table:table-cell table:style-name="Table1.B13" table:number-columns-spanned="3" office:value-type="string">
            <text:p text:style-name="P10">Identifikujte i specificirajte hardware potreban za izvršavanje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Software:</text:p>
          </table:table-cell>
          <table:table-cell table:style-name="Table1.B14" table:number-columns-spanned="3" office:value-type="string">
            <text:p text:style-name="P11">Identifikujte i specificirajte sav sistemski i aplikativni software potreban za izvođenje testa. Navedite sav software sa kojim se ostvaruje komunikacija pri izvođenju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8">Proceduralni zahtevi</text:span>:</text:p>
          </table:table-cell>
          <table:table-cell table:style-name="Table1.B15" table:number-columns-spanned="3" office:value-type="string">
            <text:p text:style-name="P12"><text:s/>- <text:span text:style-name="T24">Omoguciti stalno logovanje sa userom - “admin”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9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9">Osobine i delovi</text:span>:</text:p>
          </table:table-cell>
          <table:table-cell table:style-name="Table1.B17" table:number-columns-spanned="3" office:value-type="string">
            <text:p text:style-name="P13">Ovaj test case (TC-00<text:span text:style-name="T30">2</text:span>) je deo procesa testiranja funkcionalnosti pravljenja novih ispitnih rokova web aplikacije, u skladu sa zahtevom #REQ 00<text:span text:style-name="T29">2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3">Specifikacija</text:p>
            <text:p text:style-name="P22"><text:span text:style-name="T20">ulaza</text:span>:</text:p>
          </table:table-cell>
          <table:table-cell table:style-name="Table1.B18" table:number-columns-spanned="3" office:value-type="string">
            <text:p text:style-name="P5"><text:s/>- <text:span text:style-name="T24">postoji registrovan korisnik sa podacima – user (admin) – pass (admin)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21">Koraci procedure</text:span>:</text:p>
          </table:table-cell>
          <table:table-cell table:style-name="Table1.B19" table:number-columns-spanned="3" office:value-type="string">
            <text:p text:style-name="P13"><text:s/>- Kliknuti na dugme za prijavu (account/sign in)</text:p>
            <text:p text:style-name="P13">- uneti navedene kredencijale za logovanje</text:p>
            <text:p text:style-name="P13">- u meniju odabrati opciju entiteti/ispitniRokovi.</text:p>
            <text:p text:style-name="P13">- <text:span text:style-name="T29">Pored zeljenog ispitnog roka, pritisnuti dugme sa natpisom “Edit”</text:span></text:p>
            <text:p text:style-name="P13">- Uneti sledece vrednosti – Naziv – <text:span text:style-name="T27">majsko-oktobarski.</text:span> <text:span text:style-name="T28">P</text:span>ocet<text:span text:style-name="T28">ak</text:span> – <text:span text:style-name="T30">01</text:span>.0<text:span text:style-name="T29">6</text:span>.2017, <text:span text:style-name="T28">Kraj</text:span> – <text:span text:style-name="T30">01.11.</text:span>2017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22">Očekivani reziltati testa</text:span>:</text:p>
          </table:table-cell>
          <table:table-cell table:style-name="Table1.B20" table:number-columns-spanned="3" office:value-type="string">
            <text:p text:style-name="P14">Ocekuje se da ce program <text:span text:style-name="T26">nece</text:span> dozvoliti kreiranje isp.roka. Ispis – <text:span text:style-name="T30">Greska.</text:span> <text:span text:style-name="T30">Izmenjeni i</text:span>spitni rok se <text:span text:style-name="T30">ne </text:span>nalazi na listi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4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23">Specifikacija izlaza</text:span>:</text:p>
          </table:table-cell>
          <table:table-cell table:style-name="Table1.B22" table:number-columns-spanned="3" office:value-type="string">
            <text:p text:style-name="P27">Ispis – <text:span text:style-name="T29">IspitniRok uspesno izmenjen</text:span>. Ispitni rok se nalazi na listi.</text:p>
            <text:p text:style-name="P14">SLIKA!</text:p>
          </table:table-cell>
          <table:covered-table-cell/>
          <table:covered-table-cell/>
        </table:table-row>
      </table:table>
      <text:p text:style-name="P15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1-31T19:32:20.392291486</dc:date>
    <meta:editing-cycles>32</meta:editing-cycles>
    <meta:editing-duration>PT43M43S</meta:editing-duration>
    <meta:generator>LibreOffice/4.2.8.2$Linux_X86_64 LibreOffice_project/420m0$Build-2</meta:generator>
    <meta:document-statistic meta:table-count="2" meta:image-count="0" meta:object-count="0" meta:page-count="3" meta:paragraph-count="61" meta:word-count="322" meta:character-count="2268" meta:non-whitespace-character-count="1934"/>
  </office:meta>
</office:document-meta>
</file>